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a310"/>
    </style:style>
    <style:style style:name="T1" style:family="text">
      <style:text-properties officeooo:rsid="001ba3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tios Web que tienen implementado Data Factory</text:span></text:p>
      <text:p text:style-name="P1"><text:bookmark text:name="OBJ_PREFIX_DWT5548_com_zimbra_url"/><text:bookmark text:name="OBJ_PREFIX_DWT5560_com_zimbra_url"/><text:a xlink:type="simple" xlink:href="http://www.conmebol.com/" office:target-frame-name="_blank" xlink:show="new">http://www.conmebol.com/</text:a><text:line-break/><text:bookmark text:name="OBJ_PREFIX_DWT5549_com_zimbra_url"/><text:bookmark text:name="OBJ_PREFIX_DWT5561_com_zimbra_url"/><text:a xlink:type="simple" xlink:href="http://www.tycsports.com/contenidos/home.html" office:target-frame-name="_blank" xlink:show="new">http://www.tycsports.com/contenidos/home.html</text:a><text:line-break/><text:bookmark text:name="OBJ_PREFIX_DWT5550_com_zimbra_url"/><text:bookmark text:name="OBJ_PREFIX_DWT5562_com_zimbra_url"/><text:a xlink:type="simple" xlink:href="http://contenidos.datafactory.la/html/v3/?channel=deportes.futbol.espana.fixture" office:target-frame-name="_blank" xlink:show="new">http://contenidos.datafactory.la/html/v3/?channel=deportes.futbol.espana.fixture</text:a><text:line-break/><text:bookmark text:name="OBJ_PREFIX_DWT5551_com_zimbra_url"/><text:bookmark text:name="OBJ_PREFIX_DWT5563_com_zimbra_url"/><text:a xlink:type="simple" xlink:href="http://indigo.com.ar/TELESUR/entregafinal/index.html" office:target-frame-name="_blank" xlink:show="new">http://indigo.com.ar/TELESUR/entregafinal/index.html</text:a><text:line-break/><text:bookmark text:name="OBJ_PREFIX_DWT5552_com_zimbra_url"/><text:bookmark text:name="OBJ_PREFIX_DWT5564_com_zimbra_url"/><text:a xlink:type="simple" xlink:href="http://digitallpost.mx/index.php?seccion_id=5" office:target-frame-name="_blank" xlink:show="new">http://digitallpost.mx/index.php?seccion_id=5</text:a><text:line-break/><text:bookmark text:name="OBJ_PREFIX_DWT5553_com_zimbra_url"/><text:bookmark text:name="OBJ_PREFIX_DWT5565_com_zimbra_url"/><text:a xlink:type="simple" xlink:href="http://digitallpost.mx/datafactory/html/mexico/fixture.html" office:target-frame-name="_blank" xlink:show="new">http://digitallpost.mx/datafactory/html/mexico/fixture.html</text:a><text:line-break/><text:bookmark text:name="OBJ_PREFIX_DWT5554_com_zimbra_url"/><text:bookmark text:name="OBJ_PREFIX_DWT5566_com_zimbra_url"/><text:a xlink:type="simple" xlink:href="http://www.tiemporeal.mx/files/sportstats/v2/index.html?torneo=mlb&amp;page=fixture&amp;lang=es" office:target-frame-name="_blank" xlink:show="new">http://www.tiemporeal.mx/files/sportstats/v2/index.html?torneo=mlb&amp;page=fixture&amp;lang=es</text:a><text:line-break/><text:bookmark text:name="OBJ_PREFIX_DWT5555_com_zimbra_url"/><text:bookmark text:name="OBJ_PREFIX_DWT5567_com_zimbra_url"/><text:a xlink:type="simple" xlink:href="http://www.tiemporeal.mx/seccion/estadisticas-f1" office:target-frame-name="_blank" xlink:show="new">http://www.tiemporeal.mx/seccion/estadisticas-f1</text:a><text:line-break/><text:bookmark text:name="OBJ_PREFIX_DWT5556_com_zimbra_url"/><text:bookmark text:name="OBJ_PREFIX_DWT5568_com_zimbra_url"/><text:a xlink:type="simple" xlink:href="http://www.tiemporeal.mx/files/sportstats/v2/index.html?torneo=nfl&amp;page=fixture&amp;lang=es" office:target-frame-name="_blank" xlink:show="new">www.tiemporeal.mx/files/sportstats/v2/index.html?torneo=nfl&amp;page=fixture&amp;lang=es</text:a><text:line-break/><text:bookmark text:name="OBJ_PREFIX_DWT5557_com_zimbra_url"/><text:bookmark text:name="OBJ_PREFIX_DWT5569_com_zimbra_url"/><text:a xlink:type="simple" xlink:href="http://www.tycsports.com/contenidos/home.html" office:target-frame-name="_blank" xlink:show="new">http://www.tycsports.com/contenidos/home.html</text:a><text:line-break/><text:bookmark text:name="OBJ_PREFIX_DWT5558_com_zimbra_url"/><text:bookmark text:name="OBJ_PREFIX_DWT5570_com_zimbra_url"/><text:a xlink:type="simple" xlink:href="http://contenidos.datafactory.la/html/v3/?channel=deportes.futbol.espana.fixture">http://contenidos.datafactory.la/html/v3/?channel=deportes.futbol.espana.fixture</text:a></text:p>
      <text:p text:style-name="P1"><text:line-break/>Documentación del HTML Center: <text:bookmark text:name="OBJ_PREFIX_DWT5559_com_zimbra_url"/><text:bookmark text:name="OBJ_PREFIX_DWT5571_com_zimbra_url"/><text:a xlink:type="simple" xlink:href="https://docs.google.com/a/datafactory.com.ar/document/d/1dmPdERDk897cMTlCm3QNV-_jBJvRawfOJpr9CI-n87Y/pub#h.knibsnd6zjh6" office:target-frame-name="_blank" xlink:show="new">https://docs.google.com/a/datafactory.com.ar/document/d/1dmPdERDk897cMTlCm3QNV-_jBJvRawfOJpr9CI-n87Y/pub#h.knibsnd6zjh6</text:a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lopez </meta:initial-creator>
    <meta:creation-date>2014-09-29T11:03:27</meta:creation-date>
    <dc:date>2014-09-29T11:04:41</dc:date>
    <dc:creator>Dlopez </dc:creator>
    <meta:editing-duration>P0D</meta:editing-duration>
    <meta:editing-cycles>1</meta:editing-cycles>
    <meta:document-statistic meta:table-count="0" meta:image-count="0" meta:object-count="0" meta:page-count="1" meta:paragraph-count="3" meta:word-count="23" meta:character-count="854" meta:non-whitespace-character-count="832"/>
    <meta:generator>LibreOffice/4.0.4.2$Linux_X86_64 LibreOffice_project/400m0$Build-2</meta:generator>
  </office:meta>
</office:document-meta>
</file>